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" svg:font-family="Courier" style:font-family-generic="modern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, 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el1" style:family="table" style:master-page-name="Standard">
      <style:table-properties style:width="23.271cm" fo:margin-left="-0.203cm" style:page-number="auto" table:align="left" style:writing-mode="lr-tb"/>
    </style:style>
    <style:style style:name="Tabel1.A" style:family="table-column">
      <style:table-column-properties style:column-width="0.984cm"/>
    </style:style>
    <style:style style:name="Tabel1.B" style:family="table-column">
      <style:table-column-properties style:column-width="2.667cm"/>
    </style:style>
    <style:style style:name="Tabel1.C" style:family="table-column">
      <style:table-column-properties style:column-width="0.053cm"/>
    </style:style>
    <style:style style:name="Tabel1.D" style:family="table-column">
      <style:table-column-properties style:column-width="7.153cm"/>
    </style:style>
    <style:style style:name="Tabel1.E" style:family="table-column">
      <style:table-column-properties style:column-width="9.874cm"/>
    </style:style>
    <style:style style:name="Tabel1.F" style:family="table-column">
      <style:table-column-properties style:column-width="1.259cm"/>
    </style:style>
    <style:style style:name="Tabel1.G" style:family="table-column">
      <style:table-column-properties style:column-width="1.281cm"/>
    </style:style>
    <style:style style:name="Tabel1.1" style:family="table-row">
      <style:table-row-properties fo:keep-together="always"/>
    </style:style>
    <style:style style:name="Tabel1.A1" style:family="table-cell">
      <style:table-cell-properties style:vertical-align="top" fo:padding-left="0.191cm" fo:padding-right="0.191cm" fo:padding-top="0cm" fo:padding-bottom="0cm" fo:border-left="0.5pt solid #000000" fo:border-right="none" fo:border-top="0.75pt solid #000000" fo:border-bottom="0.75pt solid #000000" style:writing-mode="lr-tb"/>
    </style:style>
    <style:style style:name="Tabel1.C1" style:family="table-cell">
      <style:table-cell-properties style:vertical-align="top" fo:padding-left="0.191cm" fo:padding-right="0.191cm" fo:padding-top="0cm" fo:padding-bottom="0cm" fo:border-left="0.75pt solid #000000" fo:border-right="0.5pt solid #000000" fo:border-top="0.75pt solid #000000" fo:border-bottom="0.75pt solid #000000" style:writing-mode="lr-tb"/>
    </style:style>
    <style:style style:name="Tabel1.2" style:family="table-row">
      <style:table-row-properties style:min-row-height="1.254cm" fo:keep-together="always"/>
    </style:style>
    <style:style style:name="Tabel1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75pt solid #000000" style:writing-mode="lr-tb"/>
    </style:style>
    <style:style style:name="Tabel1.C3" style:family="table-cell">
      <style:table-cell-properties style:vertical-align="top" fo:padding-left="0.191cm" fo:padding-right="0.191cm" fo:padding-top="0cm" fo:padding-bottom="0cm" fo:border-left="0.75pt solid #000000" fo:border-right="0.5pt solid #000000" fo:border-top="0.5pt solid #000000" fo:border-bottom="0.75pt solid #000000" style:writing-mode="lr-tb"/>
    </style:style>
    <style:style style:name="Tabel1.A6" style:family="table-cell">
      <style:table-cell-properties style:vertical-align="top" fo:padding-left="0.191cm" fo:padding-right="0.191cm" fo:padding-top="0cm" fo:padding-bottom="0cm" fo:border-left="0.5pt solid #000000" fo:border-right="none" fo:border-top="0.75pt solid #000000" fo:border-bottom="0.5pt solid #000000" style:writing-mode="lr-tb"/>
    </style:style>
    <style:style style:name="Tabel1.D6" style:family="table-cell">
      <style:table-cell-properties style:vertical-align="top" fo:padding-left="0.191cm" fo:padding-right="0.191cm" fo:padding-top="0cm" fo:padding-bottom="0cm" fo:border-left="0.75pt solid #000000" fo:border-right="0.5pt solid #000000" fo:border-top="0.75pt solid #000000" fo:border-bottom="0.5pt solid #000000" style:writing-mode="lr-tb"/>
    </style:style>
    <style:style style:name="Tabel1.7" style:family="table-row">
      <style:table-row-properties style:min-row-height="0.141cm" fo:keep-together="always"/>
    </style:style>
    <style:style style:name="Tabel1.A7" style:family="table-cell">
      <style:table-cell-properties style:vertical-align="top" fo:background-color="#c0c0c0" fo:padding-left="0.191cm" fo:padding-right="0.191cm" fo:padding-top="0cm" fo:padding-bottom="0cm" fo:border-left="0.75pt solid #000000" fo:border-right="none" fo:border-top="0.75pt solid #000000" fo:border-bottom="0.5pt solid #000000" style:writing-mode="lr-tb">
        <style:background-image/>
      </style:table-cell-properties>
    </style:style>
    <style:style style:name="Tabel1.B7" style:family="table-cell">
      <style:table-cell-properties style:vertical-align="top" fo:background-color="#c0c0c0" fo:padding-left="0.191cm" fo:padding-right="0.191cm" fo:padding-top="0cm" fo:padding-bottom="0cm" fo:border-left="0.5pt solid #000000" fo:border-right="none" fo:border-top="0.75pt solid #000000" fo:border-bottom="0.5pt solid #000000" style:writing-mode="lr-tb">
        <style:background-image/>
      </style:table-cell-properties>
    </style:style>
    <style:style style:name="Tabel1.E7" style:family="table-cell">
      <style:table-cell-properties style:vertical-align="top" fo:background-color="#c0c0c0" fo:padding-left="0.191cm" fo:padding-right="0.19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el1.G7" style:family="table-cell">
      <style:table-cell-properties style:vertical-align="top" fo:background-color="#c0c0c0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Tabel1.A8" style:family="table-cell">
      <style:table-cell-properties style:vertical-align="top" fo:padding-left="0.191cm" fo:padding-right="0.191cm" fo:padding-top="0cm" fo:padding-bottom="0cm" fo:border-left="0.75pt solid #000000" fo:border-right="none" fo:border-top="0.5pt solid #000000" fo:border-bottom="0.75pt solid #000000" style:writing-mode="lr-tb"/>
    </style:style>
    <style:style style:name="Tabel1.E8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1.F8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1.G8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1.A9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1.E9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1.F9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1.G9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1.A10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1.E10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1.F10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1.G10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1.A11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1.B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75pt solid #000000" style:writing-mode="lr-tb"/>
    </style:style>
    <style:style style:name="Tabel1.E11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1.F11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1.G11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el1.A12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1.B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75pt solid #000000" style:writing-mode="lr-tb"/>
    </style:style>
    <style:style style:name="Tabel1.E12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1.F12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1.G12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el1.A13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1.B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75pt solid #000000" style:writing-mode="lr-tb"/>
    </style:style>
    <style:style style:name="Tabel1.E13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1.F13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1.G13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el1.A14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1.B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75pt solid #000000" style:writing-mode="lr-tb"/>
    </style:style>
    <style:style style:name="Tabel1.E14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1.F14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1.G14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P1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</style:style>
    <style:style style:name="P2" style:family="paragraph" style:parent-style-name="Header">
      <style:text-properties fo:font-size="14pt" style:font-size-asian="14pt"/>
    </style:style>
    <style:style style:name="P3" style:family="paragraph" style:parent-style-name="Footer">
      <style:paragraph-properties fo:margin-left="0cm" fo:margin-right="0.635cm" fo:text-align="start" style:justify-single-word="false" fo:text-indent="0cm" style:auto-text-indent="false"/>
    </style:style>
    <style:style style:name="P4" style:family="paragraph" style:parent-style-name="Footer">
      <style:paragraph-properties fo:padding="0cm" fo:border="none"/>
    </style:style>
    <style:style style:name="P5" style:family="paragraph" style:parent-style-name="bp">
      <style:text-properties fo:font-weight="bold" style:font-weight-asian="bold"/>
    </style:style>
    <style:style style:name="P6" style:family="paragraph" style:parent-style-name="bp">
      <style:text-properties fo:color="#ff0000" fo:font-size="12pt" fo:font-weight="bold" style:font-size-asian="12pt" style:font-weight-asian="bold" style:font-weight-complex="bold"/>
    </style:style>
    <style:style style:name="P7" style:family="paragraph" style:parent-style-name="bp">
      <style:paragraph-properties style:snap-to-layout-grid="false"/>
      <style:text-properties fo:color="#ff0000" fo:font-size="12pt" fo:font-weight="bold" style:font-size-asian="12pt" style:font-weight-asian="bold" style:font-weight-complex="bold"/>
    </style:style>
    <style:style style:name="P8" style:family="paragraph" style:parent-style-name="bp">
      <style:paragraph-properties fo:margin-top="0cm" fo:margin-bottom="0cm" style:contextual-spacing="false"/>
    </style:style>
    <style:style style:name="P9" style:family="paragraph" style:parent-style-name="bp">
      <style:paragraph-properties fo:margin-top="0cm" fo:margin-bottom="0cm" style:contextual-spacing="false"/>
      <style:text-properties fo:font-weight="bold" style:font-weight-asian="bold"/>
    </style:style>
    <style:style style:name="P10" style:family="paragraph" style:parent-style-name="Row_20_Headings">
      <style:paragraph-properties fo:margin-top="0.141cm" fo:margin-bottom="0.141cm" style:contextual-spacing="false" fo:text-align="center" style:justify-single-word="false" style:snap-to-layout-grid="false"/>
    </style:style>
    <style:style style:name="P11" style:family="paragraph" style:parent-style-name="Row_20_Headings">
      <style:paragraph-properties fo:margin-top="0.141cm" fo:margin-bottom="0.141cm" style:contextual-spacing="false" fo:text-align="center" style:justify-single-word="false"/>
      <style:text-properties style:font-name="Times New Roman" fo:font-size="11pt" style:font-size-asian="11pt" style:font-name-complex="Times New Roman"/>
    </style:style>
    <style:style style:name="P12" style:family="paragraph" style:parent-style-name="Row_20_Headings">
      <style:paragraph-properties fo:margin-top="0.141cm" fo:margin-bottom="0.141cm" style:contextual-spacing="false" style:snap-to-layout-grid="false"/>
    </style:style>
    <style:style style:name="P13" style:family="paragraph" style:parent-style-name="Standard">
      <style:text-properties officeooo:paragraph-rsid="00041225"/>
    </style:style>
    <style:style style:name="P14" style:family="paragraph" style:parent-style-name="Standard">
      <style:text-properties officeooo:paragraph-rsid="00073ade"/>
    </style:style>
    <style:style style:name="P15" style:family="paragraph" style:parent-style-name="bp">
      <style:paragraph-properties fo:text-align="center" style:justify-single-word="false"/>
      <style:text-properties fo:font-size="12pt" fo:font-weight="bold" officeooo:rsid="00030e89" officeooo:paragraph-rsid="00030e89" style:font-size-asian="12pt" style:font-weight-asian="bold"/>
    </style:style>
    <style:style style:name="P16" style:family="paragraph" style:parent-style-name="bp">
      <style:paragraph-properties style:snap-to-layout-grid="false"/>
      <style:text-properties fo:font-size="12pt" officeooo:paragraph-rsid="00088258" style:font-size-asian="12pt"/>
    </style:style>
    <style:style style:name="P17" style:family="paragraph" style:parent-style-name="bp">
      <style:paragraph-properties style:snap-to-layout-grid="false"/>
      <style:text-properties fo:font-size="12pt" officeooo:paragraph-rsid="0009d12e" style:font-size-asian="12pt"/>
    </style:style>
    <style:style style:name="P18" style:family="paragraph" style:parent-style-name="bp">
      <style:paragraph-properties style:snap-to-layout-grid="false"/>
      <style:text-properties fo:font-size="12pt" officeooo:paragraph-rsid="000b98f6" style:font-size-asian="12pt"/>
    </style:style>
    <style:style style:name="P19" style:family="paragraph" style:parent-style-name="bp">
      <style:paragraph-properties style:snap-to-layout-grid="false"/>
      <style:text-properties fo:color="#ff0000" fo:font-size="12pt" fo:font-weight="bold" officeooo:paragraph-rsid="0005ff2c" style:font-size-asian="12pt" style:font-weight-asian="bold" style:font-weight-complex="bold"/>
    </style:style>
    <style:style style:name="P20" style:family="paragraph" style:parent-style-name="proc">
      <style:paragraph-properties fo:text-align="center" style:justify-single-word="false" style:snap-to-layout-grid="false"/>
      <style:text-properties fo:font-size="12pt" style:font-size-asian="12pt"/>
    </style:style>
    <style:style style:name="P21" style:family="paragraph" style:parent-style-name="proc">
      <style:paragraph-properties style:snap-to-layout-grid="false"/>
      <style:text-properties fo:font-size="12pt" style:font-size-asian="12pt"/>
    </style:style>
    <style:style style:name="P22" style:family="paragraph" style:parent-style-name="proc">
      <style:paragraph-properties style:snap-to-layout-grid="false"/>
      <style:text-properties fo:font-size="12pt" officeooo:paragraph-rsid="00088258" style:font-size-asian="12pt"/>
    </style:style>
    <style:style style:name="P23" style:family="paragraph" style:parent-style-name="proc" style:list-style-name="WW8Num11">
      <style:paragraph-properties style:snap-to-layout-grid="false"/>
      <style:text-properties fo:font-size="12pt" officeooo:paragraph-rsid="00088258" style:font-size-asian="12pt"/>
    </style:style>
    <style:style style:name="P24" style:family="paragraph" style:parent-style-name="proc" style:list-style-name="WW8Num11">
      <style:paragraph-properties style:snap-to-layout-grid="false"/>
      <style:text-properties fo:font-size="12pt" officeooo:paragraph-rsid="0009d12e" style:font-size-asian="12pt"/>
    </style:style>
    <style:style style:name="P25" style:family="paragraph" style:parent-style-name="proc">
      <style:paragraph-properties fo:text-align="center" style:justify-single-word="false"/>
      <style:text-properties fo:font-size="12pt" fo:font-weight="bold" style:font-size-asian="12pt" style:font-weight-asian="bold"/>
    </style:style>
    <style:style style:name="P26" style:family="paragraph" style:parent-style-name="proc">
      <style:paragraph-properties style:snap-to-layout-grid="false"/>
      <style:text-properties fo:font-size="12pt" fo:font-weight="bold" style:font-size-asian="12pt" style:font-weight-asian="bold"/>
    </style:style>
    <style:style style:name="P27" style:family="paragraph" style:parent-style-name="proc">
      <style:paragraph-properties fo:margin-left="0.635cm" fo:margin-right="0cm" fo:text-indent="-0.635cm" style:auto-text-indent="false" style:snap-to-layout-grid="false"/>
      <style:text-properties fo:font-size="12pt" officeooo:paragraph-rsid="00088258" style:font-size-asian="12pt"/>
    </style:style>
    <style:style style:name="P28" style:family="paragraph" style:parent-style-name="Row_20_Headings">
      <style:paragraph-properties fo:margin-top="0.141cm" fo:margin-bottom="0.141cm" style:contextual-spacing="false" fo:text-align="center" style:justify-single-word="false"/>
      <style:text-properties style:font-name="Times New Roman" fo:font-size="11pt" officeooo:rsid="00030e89" officeooo:paragraph-rsid="00030e89" style:font-size-asian="11pt" style:font-name-complex="Times New Roman"/>
    </style:style>
    <style:style style:name="P29" style:family="paragraph" style:parent-style-name="Row_20_Headings">
      <style:paragraph-properties fo:margin-top="0.141cm" fo:margin-bottom="0.141cm" style:contextual-spacing="false" fo:text-align="center" style:justify-single-word="false" style:snap-to-layout-grid="false"/>
    </style:style>
    <style:style style:name="P30" style:family="paragraph" style:parent-style-name="Row_20_Headings">
      <style:paragraph-properties fo:margin-top="0.141cm" fo:margin-bottom="0.141cm" style:contextual-spacing="false" style:snap-to-layout-grid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30e89" style:font-weight-asian="bold"/>
    </style:style>
    <style:style style:name="T3" style:family="text">
      <style:text-properties fo:font-weight="bold" officeooo:rsid="00073ade" style:font-weight-asian="bold" style:font-weight-complex="bold"/>
    </style:style>
    <style:style style:name="T4" style:family="text">
      <style:text-properties fo:font-weight="bold" officeooo:rsid="00088258" style:font-weight-asian="bold" style:font-weight-complex="bold"/>
    </style:style>
    <style:style style:name="T5" style:family="text">
      <style:text-properties fo:font-weight="bold" officeooo:rsid="0009d12e" style:font-weight-asian="bold" style:font-weight-complex="bold"/>
    </style:style>
    <style:style style:name="T6" style:family="text">
      <style:text-properties officeooo:rsid="00030e89"/>
    </style:style>
    <style:style style:name="T7" style:family="text">
      <style:text-properties officeooo:rsid="00041225"/>
    </style:style>
    <style:style style:name="T8" style:family="text">
      <style:text-properties officeooo:rsid="0005ff2c"/>
    </style:style>
    <style:style style:name="T9" style:family="text">
      <style:text-properties officeooo:rsid="00073ade"/>
    </style:style>
    <style:style style:name="T10" style:family="text">
      <style:text-properties officeooo:rsid="00088258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09d12e"/>
    </style:style>
    <style:style style:name="T13" style:family="text">
      <style:text-properties officeooo:rsid="000b98f6"/>
    </style:style>
    <style:style style:name="T14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header-rows>
          <table:table-row table:style-name="Tabel1.1">
            <table:table-cell table:style-name="Tabel1.A1" table:number-columns-spanned="2" office:value-type="string">
              <text:p text:style-name="bp"><text:span text:style-name="T2">Getest scherm</text:span><text:span text:style-name="T1">:</text:span></text:p>
            </table:table-cell>
            <table:covered-table-cell/>
            <table:table-cell table:style-name="Tabel1.C1" table:number-columns-spanned="5" office:value-type="string">
              <text:p text:style-name="P13"><text:span text:style-name="T7">Loginscherm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el1.2">
            <table:table-cell table:style-name="Tabel1.A1" table:number-columns-spanned="2" office:value-type="string">
              <text:p text:style-name="P5"><text:span text:style-name="T6">Omschrijving</text:span>:</text:p>
            </table:table-cell>
            <table:covered-table-cell/>
            <table:table-cell table:style-name="Tabel1.C1" table:number-columns-spanned="5" office:value-type="string">
              <text:p text:style-name="Standard">Invoer van foutieve logingegevens en daarna invoer van correcte gegevens.</text:p>
            </table:table-cell>
            <table:covered-table-cell/>
            <table:covered-table-cell/>
            <table:covered-table-cell/>
            <table:covered-table-cell/>
          </table:table-row>
          <table:table-row table:style-name="Tabel1.1">
            <table:table-cell table:style-name="Tabel1.A3" table:number-columns-spanned="2" office:value-type="string">
              <text:p text:style-name="P5">Pre-conditions</text:p>
            </table:table-cell>
            <table:covered-table-cell/>
            <table:table-cell table:style-name="Tabel1.C3" table:number-columns-spanned="5" office:value-type="string">
              <text:p text:style-name="P14"><text:span text:style-name="T9">Voor testdoeleinden is er een testaccount ingesteld</text:span></text:p>
              <text:p text:style-name="Standard">loginnaam: tester</text:p>
              <text:p text:style-name="Standard">wachtwoord: newest</text:p>
              <text:p text:style-name="P14"><text:span text:style-name="T9">Voor het slagen van de geautomiseerde test moet er in main.php het </text:span><text:span text:style-name="T3">theme mobiel</text:span><text:span text:style-name="T9"> worden geselecteerd. 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el1.1">
            <table:table-cell table:style-name="Tabel1.A1" table:number-columns-spanned="2" office:value-type="string">
              <text:p text:style-name="P5">Post-conditions</text:p>
            </table:table-cell>
            <table:covered-table-cell/>
            <table:table-cell table:style-name="Tabel1.C1" table:number-columns-spanned="5" office:value-type="string">
              <text:p text:style-name="P14"><text:span text:style-name="T9">In main.php het theme weer terugzetten naar “matsskitchen”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el1.1">
            <table:table-cell table:style-name="Tabel1.A1" table:number-columns-spanned="3" office:value-type="string">
              <text:p text:style-name="P8"><text:span text:style-name="T1">Not</text:span><text:span text:style-name="T2">ities</text:span><text:span text:style-name="T1">:</text:span></text:p>
            </table:table-cell>
            <table:covered-table-cell/>
            <table:covered-table-cell/>
            <table:table-cell table:style-name="Tabel1.C1" table:number-columns-spanned="4" office:value-type="string">
              <text:p text:style-name="P19"><text:span text:style-name="T8">Dit script wordt geautomatiseerd getest met behulp van Selenium, laatste test vindt plaats door de eindgebruiker/acceptant. </text:span><text:span text:style-name="T9">Hiervoor wordt een acceptatieomgeving ingericht...</text:span></text:p>
              <text:p text:style-name="P6"/>
              <text:p text:style-name="P6"/>
            </table:table-cell>
            <table:covered-table-cell/>
            <table:covered-table-cell/>
            <table:covered-table-cell/>
          </table:table-row>
          <table:table-row table:style-name="Tabel1.1">
            <table:table-cell table:style-name="Tabel1.A6" table:number-columns-spanned="3" office:value-type="string">
              <text:p text:style-name="P9">Result<text:span text:style-name="T6">aat</text:span> (<text:span text:style-name="T6">geslaagd</text:span>/<text:span text:style-name="T6">gefaald</text:span>/ <text:span text:style-name="T6">waarschuwing</text:span>/ <text:span text:style-name="T6">i</text:span>ncomplee<text:span text:style-name="T6">t</text:span>)</text:p>
            </table:table-cell>
            <table:covered-table-cell/>
            <table:covered-table-cell/>
            <table:table-cell table:style-name="Tabel1.D6" table:number-columns-spanned="4" office:value-type="string">
              <text:p text:style-name="P7"/>
            </table:table-cell>
            <table:covered-table-cell/>
            <table:covered-table-cell/>
            <table:covered-table-cell/>
          </table:table-row>
          <table:table-row table:style-name="Tabel1.7">
            <table:table-cell table:style-name="Tabel1.A7" office:value-type="string">
              <text:list xml:id="list7577206350879228450" text:style-name="WW8Num11">
                <text:list-header>
                  <text:p text:style-name="P20"/>
                </text:list-header>
              </text:list>
            </table:table-cell>
            <table:table-cell table:style-name="Tabel1.B7" table:number-columns-spanned="3" office:value-type="string">
              <text:list xml:id="list1572093403" text:continue-numbering="true" text:style-name="WW8Num11">
                <text:list-header>
                  <text:p text:style-name="P25">TESTST<text:span text:style-name="T6">A</text:span>P</text:p>
                </text:list-header>
              </text:list>
            </table:table-cell>
            <table:covered-table-cell/>
            <table:covered-table-cell/>
            <table:table-cell table:style-name="Tabel1.E7" office:value-type="string">
              <text:p text:style-name="P15">VERWACHT RESULTAAT</text:p>
            </table:table-cell>
            <table:table-cell table:style-name="Tabel1.E7" office:value-type="string">
              <text:p text:style-name="P28">P</text:p>
            </table:table-cell>
            <table:table-cell table:style-name="Tabel1.G7" office:value-type="string">
              <text:p text:style-name="P11">F</text:p>
            </table:table-cell>
          </table:table-row>
          <table:table-row table:style-name="Tabel1.7">
            <table:table-cell table:style-name="Tabel1.A8" office:value-type="string">
              <text:list xml:id="list995676558" text:continue-numbering="true" text:style-name="WW8Num11">
                <text:list-item>
                  <text:p text:style-name="P26"/>
                </text:list-item>
              </text:list>
            </table:table-cell>
            <table:table-cell table:style-name="Tabel1.A3" table:number-columns-spanned="3" office:value-type="string">
              <text:list xml:id="list2092035517" text:continue-numbering="true" text:style-name="WW8Num11">
                <text:list-header>
                  <text:p text:style-name="P27"><text:span text:style-name="T10">Invoer → Gebruikersnaam: </text:span><text:span text:style-name="T4">qwert</text:span></text:p>
                </text:list-header>
              </text:list>
            </table:table-cell>
            <table:covered-table-cell/>
            <table:covered-table-cell/>
            <table:table-cell table:style-name="Tabel1.E8" office:value-type="string">
              <text:p text:style-name="P16"><text:span text:style-name="T10">Nvt</text:span></text:p>
            </table:table-cell>
            <table:table-cell table:style-name="Tabel1.F8" office:value-type="string">
              <text:p text:style-name="P10"/>
            </table:table-cell>
            <table:table-cell table:style-name="Tabel1.G8" office:value-type="string">
              <text:p text:style-name="P12"/>
            </table:table-cell>
          </table:table-row>
        </table:table-header-rows>
        <table:table-row table:style-name="Tabel1.7">
          <table:table-cell table:style-name="Tabel1.A9" office:value-type="string">
            <text:list xml:id="list1408738134" text:continue-numbering="true" text:style-name="WW8Num11">
              <text:list-item>
                <text:p text:style-name="P21"/>
              </text:list-item>
            </text:list>
          </table:table-cell>
          <table:table-cell table:style-name="Tabel1.A1" table:number-columns-spanned="3" office:value-type="string">
            <text:list xml:id="list1306407458" text:continue-numbering="true" text:style-name="WW8Num11">
              <text:list-header>
                <text:p text:style-name="P22"><text:span text:style-name="T10">Invoer → Wachtwoord: </text:span><text:span text:style-name="T4">qwert</text:span></text:p>
              </text:list-header>
            </text:list>
          </table:table-cell>
          <table:covered-table-cell/>
          <table:covered-table-cell/>
          <table:table-cell table:style-name="Tabel1.E9" office:value-type="string">
            <text:p text:style-name="P18"><text:span text:style-name="T13">Toont sterretjes of bolletjes</text:span></text:p>
          </table:table-cell>
          <table:table-cell table:style-name="Tabel1.F9" office:value-type="string">
            <text:p text:style-name="P10"/>
          </table:table-cell>
          <table:table-cell table:style-name="Tabel1.G9" office:value-type="string">
            <text:p text:style-name="P12"/>
          </table:table-cell>
        </table:table-row>
        <table:table-row table:style-name="Tabel1.7">
          <table:table-cell table:style-name="Tabel1.A10" office:value-type="string">
            <text:list xml:id="list1781875657" text:continue-numbering="true" text:style-name="WW8Num11">
              <text:list-item>
                <text:p text:style-name="P21"/>
              </text:list-item>
            </text:list>
          </table:table-cell>
          <table:table-cell table:style-name="Tabel1.A1" table:number-columns-spanned="3" office:value-type="string">
            <text:list xml:id="list541041012" text:continue-numbering="true" text:style-name="WW8Num11">
              <text:list-header>
                <text:p text:style-name="P22"><text:span text:style-name="T10">Klik → Login</text:span></text:p>
              </text:list-header>
            </text:list>
          </table:table-cell>
          <table:covered-table-cell/>
          <table:covered-table-cell/>
          <table:table-cell table:style-name="Tabel1.E10" office:value-type="string">
            <text:p text:style-name="P16"><text:span text:style-name="T10">Message: Ongeldige gebruikersnaam of wachtwoord</text:span></text:p>
          </table:table-cell>
          <table:table-cell table:style-name="Tabel1.F10" office:value-type="string">
            <text:p text:style-name="P10"/>
          </table:table-cell>
          <table:table-cell table:style-name="Tabel1.G10" office:value-type="string">
            <text:p text:style-name="P12"/>
          </table:table-cell>
        </table:table-row>
        <table:table-row table:style-name="Tabel1.7">
          <table:table-cell table:style-name="Tabel1.A14" office:value-type="string">
            <text:list xml:id="list1084514336" text:continue-numbering="true" text:style-name="WW8Num11">
              <text:list-item>
                <text:p text:style-name="P21"/>
              </text:list-item>
            </text:list>
          </table:table-cell>
          <table:table-cell table:style-name="Tabel1.B14" table:number-columns-spanned="3" office:value-type="string">
            <text:list xml:id="list1325876570" text:continue-numbering="true" text:style-name="WW8Num11">
              <text:list-header>
                <text:p text:style-name="P23"><text:span text:style-name="T10">Invoer → Gebruikersnaam: </text:span><text:span text:style-name="T4">tester</text:span></text:p>
              </text:list-header>
            </text:list>
          </table:table-cell>
          <table:covered-table-cell/>
          <table:covered-table-cell/>
          <table:table-cell table:style-name="Tabel1.E14" office:value-type="string">
            <text:p text:style-name="P16"><text:span text:style-name="T10">Nvt</text:span></text:p>
          </table:table-cell>
          <table:table-cell table:style-name="Tabel1.F14" office:value-type="string">
            <text:p text:style-name="P10"/>
          </table:table-cell>
          <table:table-cell table:style-name="Tabel1.G14" office:value-type="string">
            <text:p text:style-name="P12"/>
          </table:table-cell>
        </table:table-row>
        <table:table-row table:style-name="Tabel1.7">
          <table:table-cell table:style-name="Tabel1.A14" office:value-type="string">
            <text:list xml:id="list415892111" text:continue-numbering="true" text:style-name="WW8Num11">
              <text:list-item>
                <text:p text:style-name="P21"/>
              </text:list-item>
            </text:list>
          </table:table-cell>
          <table:table-cell table:style-name="Tabel1.B14" table:number-columns-spanned="3" office:value-type="string">
            <text:list xml:id="list370686391" text:continue-numbering="true" text:style-name="WW8Num11">
              <text:list-header>
                <text:p text:style-name="P23"><text:span text:style-name="T10">Klik → Login</text:span></text:p>
              </text:list-header>
            </text:list>
          </table:table-cell>
          <table:covered-table-cell/>
          <table:covered-table-cell/>
          <table:table-cell table:style-name="Tabel1.E14" office:value-type="string">
            <text:p text:style-name="P16"><text:span text:style-name="T10">Message: Ongeldige gebruikersnaam of wachtwoord</text:span></text:p>
          </table:table-cell>
          <table:table-cell table:style-name="Tabel1.F14" office:value-type="string">
            <text:p text:style-name="P10"/>
          </table:table-cell>
          <table:table-cell table:style-name="Tabel1.G14" office:value-type="string">
            <text:p text:style-name="P12"/>
          </table:table-cell>
        </table:table-row>
        <table:table-row table:style-name="Tabel1.7">
          <table:table-cell table:style-name="Tabel1.A14" office:value-type="string">
            <text:list xml:id="list522204122" text:continue-numbering="true" text:style-name="WW8Num11">
              <text:list-item>
                <text:p text:style-name="P21"/>
              </text:list-item>
            </text:list>
          </table:table-cell>
          <table:table-cell table:style-name="Tabel1.B14" table:number-columns-spanned="3" office:value-type="string">
            <text:list xml:id="list1486941706" text:continue-numbering="true" text:style-name="WW8Num11">
              <text:list-header>
                <text:p text:style-name="P23"><text:span text:style-name="T10">Invoer → wachtwoord: </text:span><text:span text:style-name="T4">newest</text:span></text:p>
              </text:list-header>
            </text:list>
          </table:table-cell>
          <table:covered-table-cell/>
          <table:covered-table-cell/>
          <table:table-cell table:style-name="Tabel1.E14" office:value-type="string">
            <text:p text:style-name="P18"><text:span text:style-name="T13">Toont sterretjes of bolletjes</text:span></text:p>
          </table:table-cell>
          <table:table-cell table:style-name="Tabel1.F14" office:value-type="string">
            <text:p text:style-name="P10"/>
          </table:table-cell>
          <table:table-cell table:style-name="Tabel1.G14" office:value-type="string">
            <text:p text:style-name="P12"/>
          </table:table-cell>
        </table:table-row>
        <table:table-row table:style-name="Tabel1.7">
          <table:table-cell table:style-name="Tabel1.A14" office:value-type="string">
            <text:list xml:id="list1415831309" text:continue-numbering="true" text:style-name="WW8Num11">
              <text:list-item>
                <text:p text:style-name="P21"/>
              </text:list-item>
            </text:list>
          </table:table-cell>
          <table:table-cell table:style-name="Tabel1.B14" table:number-columns-spanned="3" office:value-type="string">
            <text:list xml:id="list897490077" text:continue-numbering="true" text:style-name="WW8Num11">
              <text:list-header>
                <text:p text:style-name="P24"><text:span text:style-name="T12">Klik → Login</text:span></text:p>
              </text:list-header>
            </text:list>
          </table:table-cell>
          <table:covered-table-cell/>
          <table:covered-table-cell/>
          <table:table-cell table:style-name="Tabel1.E14" office:value-type="string">
            <text:p text:style-name="P17"><text:span text:style-name="T12">Homepage wordt getoond, in het menu wijzigt </text:span><text:span text:style-name="T5">Login</text:span><text:span text:style-name="T12"> in </text:span><text:span text:style-name="T5">Logout(tester)</text:span></text:p>
          </table:table-cell>
          <table:table-cell table:style-name="Tabel1.F14" office:value-type="string">
            <text:p text:style-name="P10"/>
          </table:table-cell>
          <table:table-cell table:style-name="Tabel1.G14" office:value-type="string">
            <text:p text:style-name="P12"/>
          </table:table-cell>
        </table:table-row>
      </table:table>
      <text:p text:style-name="P8"/>
      <text:p text:style-name="P8"><text:soft-page-break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" svg:font-family="Courier" style:font-family-generic="modern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, 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nl" fo:country="NL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1pt" fo:language="en" fo:country="US" style:font-name-asian="Times New Roman" style:font-size-asian="11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text-properties fo:font-size="12pt" fo:font-weight="bold" style:font-size-asian="12pt" style:font-weight-asian="bold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class="extra">
      <style:paragraph-properties fo:text-align="center" style:justify-single-word="false" fo:padding-left="0cm" fo:padding-right="0cm" fo:padding-top="0.035cm" fo:padding-bottom="0cm" fo:border-left="none" fo:border-right="none" fo:border-top="0.74pt solid #000000" fo:border-bottom="non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p" style:family="paragraph" style:parent-style-name="Standard">
      <style:paragraph-properties fo:margin-top="0.141cm" fo:margin-bottom="0.141cm" style:contextual-spacing="false"/>
    </style:style>
    <style:style style:name="bu" style:family="paragraph" style:parent-style-name="Standard" style:list-style-name="WW8Num18">
      <style:paragraph-properties fo:margin-left="1.27cm" fo:margin-right="0cm" fo:text-indent="0cm" style:auto-text-indent="false">
        <style:tab-stops>
          <style:tab-stop style:position="1.27cm"/>
        </style:tab-stops>
      </style:paragraph-properties>
    </style:style>
    <style:style style:name="mess" style:family="paragraph" style:parent-style-name="bp">
      <style:paragraph-properties fo:margin-left="0.603cm" fo:margin-right="0cm" fo:text-indent="0cm" style:auto-text-indent="false"/>
      <style:text-properties fo:font-style="italic" style:font-style-asian="italic"/>
    </style:style>
    <style:style style:name="proc" style:family="paragraph" style:parent-style-name="Standard" style:list-style-name="WW8Num11">
      <style:paragraph-properties fo:margin-top="0.141cm" fo:margin-bottom="0.141cm" style:contextual-spacing="false"/>
    </style:style>
    <style:style style:name="head" style:family="paragraph" style:parent-style-name="Standard">
      <style:paragraph-properties fo:margin-top="0.212cm" fo:margin-bottom="0.212cm" style:contextual-spacing="false"/>
      <style:text-properties fo:font-weight="bold" style:font-weight-asian="bold"/>
    </style:style>
    <style:style style:name="Row_20_Headings" style:display-name="Row Headings" style:family="paragraph" style:parent-style-name="Standard">
      <style:paragraph-properties fo:keep-together="always" fo:orphans="0" fo:widows="0" fo:hyphenation-ladder-count="no-limit"/>
      <style:text-properties style:font-name="Arial" fo:font-size="9pt" fo:language="nl" fo:country="NL" fo:font-weight="bold" style:font-size-asian="9pt" style:language-asian="nl" style:country-asian="NL" style:font-weight-asian="bold" style:font-name-complex="Arial" fo:hyphenate="false" fo:hyphenation-remain-char-count="2" fo:hyphenation-push-char-count="2"/>
    </style:style>
    <style:style style:name="Body_20_Text_20_2" style:display-name="Body Text 2" style:family="paragraph" style:parent-style-name="Standard">
      <style:text-properties fo:font-size="11pt" fo:font-weight="bold" style:font-size-asian="11pt" style:font-weight-asian="bold"/>
    </style:style>
    <style:style style:name="tablefield" style:family="paragraph" style:parent-style-name="Standard">
      <style:paragraph-properties fo:margin-left="0.635cm" fo:margin-right="0cm" fo:margin-top="0.141cm" fo:margin-bottom="0.141cm" style:contextual-spacing="false" fo:text-indent="0cm" style:auto-text-indent="false"/>
      <style:text-properties fo:text-transform="uppercase" style:font-name="Courier" fo:font-size="12pt" style:font-size-asian="12pt" style:font-name-complex="Courier"/>
    </style:style>
    <style:style style:name="bu_27_" style:display-name="bu'" style:family="paragraph" style:parent-style-name="proc" style:list-style-name="WW8Num12"/>
    <style:style style:name="note" style:family="paragraph" style:parent-style-name="bp">
      <style:paragraph-properties fo:margin-left="1.556cm" fo:margin-right="0cm" fo:text-indent="-1.556cm" style:auto-text-indent="false"/>
    </style:style>
    <style:style style:name="Indednt" style:family="paragraph" style:parent-style-name="bu" style:list-style-name="WW8Num9">
      <style:paragraph-properties fo:margin-top="0cm" fo:margin-bottom="0.423cm" style:contextual-spacing="false" style:line-height-at-least="0.459cm" fo:text-align="justify" style:justify-single-word="false">
        <style:tab-stops>
          <style:tab-stop style:position="1.27cm"/>
          <style:tab-stop style:position="1.905cm"/>
        </style:tab-stops>
      </style:paragraph-properties>
      <style:text-properties fo:color="#000000" fo:font-size="12pt" style:font-size-asian="12pt"/>
    </style:style>
    <style:style style:name="Indent" style:family="paragraph" style:parent-style-name="bu" style:list-style-name="">
      <style:paragraph-properties fo:margin-left="1.27cm" fo:margin-right="0cm" fo:margin-top="0cm" fo:margin-bottom="0.423cm" style:contextual-spacing="false" style:line-height-at-least="0.459cm" fo:text-align="justify" style:justify-single-word="false" fo:text-indent="0cm" style:auto-text-indent="false">
        <style:tab-stops>
          <style:tab-stop style:position="1.27cm"/>
          <style:tab-stop style:position="1.905cm"/>
        </style:tab-stops>
      </style:paragraph-properties>
      <style:text-properties fo:color="#000000" fo:font-size="12pt" style:font-size-asian="12pt"/>
    </style:style>
    <style:style style:name="d1" style:family="paragraph" style:parent-style-name="Standard" style:list-style-name="WW8Num14">
      <style:paragraph-properties fo:margin-left="1.905cm" fo:margin-right="0cm" fo:text-indent="0cm" style:auto-text-indent="false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Macro_20_Text" style:display-name="Macro Text" style:family="paragraph">
      <style:paragraph-properties fo:margin-left="2.54cm" fo:margin-right="0cm" fo:margin-top="0cm" fo:margin-bottom="0.212cm" style:contextual-spacing="false" fo:orphans="2" fo:widows="2" fo:text-indent="-2.54cm" style:auto-text-indent="false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style:font-name="Geneva" fo:font-size="10pt" fo:language="en" fo:country="US" style:font-name-asian="Times New Roman" style:font-size-asian="10pt" style:font-name-complex="Geneva" style:font-size-complex="10pt" style:language-complex="ar" style:country-complex="SA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Body_20_Text_20_3" style:display-name="Body Text 3" style:family="paragraph" style:parent-style-name="Standard">
      <style:paragraph-properties style:line-height-at-least="0.423cm" fo:orphans="0" fo:widows="0"/>
      <style:text-properties fo:color="#0000ff" fo:font-size="9pt" fo:font-style="italic" style:font-size-asian="9pt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0" style:family="text">
      <style:text-properties style:font-name="Wingdings" fo:font-size="8pt" style:font-size-asian="8pt" style:font-name-complex="Wingdings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font-name="Symbol" fo:font-size="10pt" style:font-size-asian="10pt" style:font-name-complex="Symbol"/>
    </style:style>
    <style:style style:name="WW8Num4z1" style:family="text">
      <style:text-properties style:font-name="Courier New" fo:font-size="10pt" style:font-size-asian="10pt" style:font-name-complex="Courier New"/>
    </style:style>
    <style:style style:name="WW8Num4z2" style:family="text">
      <style:text-properties style:font-name="Wingdings" fo:font-size="10pt" style:font-size-asian="10pt" style:font-name-complex="Wingdings"/>
    </style:style>
    <style:style style:name="WW8Num5z0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6z0" style:family="text">
      <style:text-properties style:font-name="Symbol" style:font-name-complex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false" style:family="text"/>
    <style:style style:name="WW8Num8ztrue" style:family="text"/>
    <style:style style:name="WW8Num9z0" style:family="text">
      <style:text-properties style:font-name="Symbol" style:font-name-complex="Symbol"/>
    </style:style>
    <style:style style:name="WW8Num10zfalse" style:family="text"/>
    <style:style style:name="WW8Num10ztrue" style:family="text"/>
    <style:style style:name="WW8Num11zfalse" style:family="text"/>
    <style:style style:name="WW8Num12zfalse" style:family="text"/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4z0" style:family="text">
      <style:text-properties style:font-name="Symbol" style:font-name-complex="Symbol"/>
    </style:style>
    <style:style style:name="WW8Num15zfalse" style:family="text"/>
    <style:style style:name="WW8Num15ztrue" style:family="text"/>
    <style:style style:name="WW8Num16z0" style:family="text">
      <style:text-properties style:font-name="Wingdings" fo:font-size="8pt" style:font-size-asian="8pt" style:font-name-complex="Wingdings"/>
    </style:style>
    <style:style style:name="WW8Num16z2" style:family="text">
      <style:text-properties style:font-name="Wingdings" style:font-name-complex="Wingdings"/>
    </style:style>
    <style:style style:name="WW8Num16z3" style:family="text">
      <style:text-properties style:font-name="Symbol" style:font-name-complex="Symbol"/>
    </style:style>
    <style:style style:name="WW8Num16z4" style:family="text">
      <style:text-properties style:font-name="Courier New" style:font-name-complex="Courier New"/>
    </style:style>
    <style:style style:name="WW8Num17zfalse" style:family="text"/>
    <style:style style:name="WW8Num17z1" style:family="text">
      <style:text-properties style:font-name="Symbol" style:font-name-complex="Symbol"/>
    </style:style>
    <style:style style:name="WW8Num17ztrue" style:family="text"/>
    <style:style style:name="WW8Num18z0" style:family="text">
      <style:text-properties fo:color="#000000" style:font-name="Symbol" fo:text-shadow="none" style:font-name-complex="Symbol"/>
    </style:style>
    <style:style style:name="WW8Num19z0" style:family="text">
      <style:text-properties style:font-name="Symbol" style:font-name-complex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Wingdings" fo:font-size="8pt" style:font-size-asian="8pt" style:font-name-complex="Wingdings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1z3" style:family="text">
      <style:text-properties style:font-name="Symbol" style:font-name-complex="Symbol"/>
    </style:style>
    <style:style style:name="WW8Num22zfalse" style:family="text"/>
    <style:style style:name="WW8Num22ztrue" style:family="text"/>
    <style:style style:name="WW8Num23z0" style:family="text">
      <style:text-properties style:font-name="Symbol" style:font-name-complex="Symbol"/>
    </style:style>
    <style:style style:name="WW8Num23ztrue" style:family="text"/>
    <style:style style:name="WW8Num24z0" style:family="text">
      <style:text-properties style:font-name="Symbol" style:font-name-complex="Symbol"/>
    </style:style>
    <style:style style:name="WW8Num24ztrue" style:family="text"/>
    <style:style style:name="WW8Num25z0" style:family="text">
      <style:text-properties style:font-name="Symbol" style:font-name-complex="Symbol"/>
    </style:style>
    <style:style style:name="WW8Num25z1" style:family="text">
      <style:text-properties style:font-name="Courier New" style:font-name-complex="Courier New"/>
    </style:style>
    <style:style style:name="WW8Num25z2" style:family="text">
      <style:text-properties style:font-name="Wingdings" style:font-name-complex="Wingdings"/>
    </style:style>
    <style:style style:name="WW8Num26zfalse" style:family="text"/>
    <style:style style:name="WW8Num26ztrue" style:family="text"/>
    <style:style style:name="WW8Num27z0" style:family="text">
      <style:text-properties style:font-name="Symbol" style:font-name-complex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8zfalse" style:family="text"/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28z3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>
      <style:text-properties fo:font-size="10pt" style:font-size-asian="10pt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errormessage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false" style:num-format="1" text:start-value="5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true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8ztru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true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8ztrue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true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false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0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0ztrue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0ztru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0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0ztrue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0ztrue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0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0ztrue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false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false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">
        <style:list-level-properties text:list-level-position-and-space-mode="label-alignment">
          <style:list-level-label-alignment text:label-followed-by="listtab" fo:text-indent="-0.635cm" fo:margin-left="3.316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false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5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5ztrue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5ztrue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5ztrue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5ztrue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5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5ztrue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6z0" style:num-suffix="." text:bullet-char="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6z4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6z4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false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17z1" style:num-suffix="." text:bullet-char="">
        <style:list-level-properties text:list-level-position-and-space-mode="label-alignment">
          <style:list-level-label-alignment text:label-followed-by="listtab" text:list-tab-stop-position="1.905cm" fo:margin-left="1.27cm"/>
        </style:list-level-properties>
        <style:text-properties style:font-name="Symbol"/>
      </text:list-level-style-bullet>
      <text:list-level-style-number text:level="3" text:style-name="WW8Num17ztrue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7ztrue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7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7ztrue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7ztrue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7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7ztrue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false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2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2ztrue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22ztrue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22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22ztrue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22ztrue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22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22ztrue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0" style:num-suffix="." text:bullet-char="">
        <style:list-level-properties text:list-level-position-and-space-mode="label-alignment">
          <style:list-level-label-alignment text:label-followed-by="listtab" text:list-tab-stop-position="2.54cm" fo:margin-left="1.905cm"/>
        </style:list-level-properties>
        <style:text-properties style:font-name="Symbol"/>
      </text:list-level-style-bullet>
      <text:list-level-style-number text:level="3" text:style-name="WW8Num23ztrue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3ztru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3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3ztrue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3ztrue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3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3ztrue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0" style:num-suffix="." text:bullet-char="">
        <style:list-level-properties text:list-level-position-and-space-mode="label-alignment">
          <style:list-level-label-alignment text:label-followed-by="listtab" text:list-tab-stop-position="2.54cm" fo:margin-left="1.905cm"/>
        </style:list-level-properties>
        <style:text-properties style:font-name="Symbol"/>
      </text:list-level-style-bullet>
      <text:list-level-style-number text:level="3" text:style-name="WW8Num24ztrue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4ztru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4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4ztrue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4ztrue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4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4ztrue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false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6ztrue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6ztru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6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6ztrue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6ztrue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6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6ztrue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false" style:num-suffix="." text:bullet-char="o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8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3" style:family="table">
      <style:table-properties style:width="16.886cm" fo:margin-left="-0.203cm" table:align="left" style:writing-mode="lr-tb"/>
    </style:style>
    <style:style style:name="Tabel3.A" style:family="table-column">
      <style:table-column-properties style:column-width="11.252cm"/>
    </style:style>
    <style:style style:name="Tabel3.B" style:family="table-column">
      <style:table-column-properties style:column-width="5.634cm"/>
    </style:style>
    <style:style style:name="Tabel3.1" style:family="table-row">
      <style:table-row-properties fo:keep-together="auto"/>
    </style:style>
    <style:style style:name="Tabel3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3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4" style:family="table">
      <style:table-properties style:width="16.886cm" fo:margin-left="-0.203cm" table:align="left" style:writing-mode="lr-tb"/>
    </style:style>
    <style:style style:name="Tabel4.A" style:family="table-column">
      <style:table-column-properties style:column-width="11.252cm"/>
    </style:style>
    <style:style style:name="Tabel4.B" style:family="table-column">
      <style:table-column-properties style:column-width="5.634cm"/>
    </style:style>
    <style:style style:name="Tabel4.1" style:family="table-row">
      <style:table-row-properties fo:keep-together="auto"/>
    </style:style>
    <style:style style:name="Tabel4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4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MP1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</style:style>
    <style:style style:name="MP2" style:family="paragraph" style:parent-style-name="Standard">
      <style:text-properties officeooo:paragraph-rsid="00041225"/>
    </style:style>
    <style:style style:name="MP3" style:family="paragraph" style:parent-style-name="Header">
      <style:text-properties fo:font-size="14pt" style:font-size-asian="14pt"/>
    </style:style>
    <style:style style:name="MP4" style:family="paragraph" style:parent-style-name="Footer">
      <style:paragraph-properties fo:margin-left="0cm" fo:margin-right="0.635cm" fo:text-align="start" style:justify-single-word="false" fo:text-indent="0cm" style:auto-text-indent="false"/>
    </style:style>
    <style:style style:name="MP5" style:family="paragraph" style:parent-style-name="Footer">
      <style:paragraph-properties fo:padding="0cm" fo:border="none"/>
    </style:style>
    <style:style style:name="MT1" style:family="text">
      <style:text-properties fo:font-weight="bold" style:font-weight-asian="bold"/>
    </style:style>
    <style:style style:name="MT2" style:family="text">
      <style:text-properties officeooo:rsid="00030e89"/>
    </style:style>
    <style:style style:name="MT3" style:family="text">
      <style:text-properties officeooo:rsid="00041225"/>
    </style:style>
    <style:style style:name="MT4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7.94cm" fo:page-height="21.59cm" style:num-format="1" style:print-orientation="landscape" fo:margin-top="1.27cm" fo:margin-bottom="1.27cm" fo:margin-left="2.54cm" fo:margin-right="2.54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7.94cm" fo:page-height="21.59cm" style:num-format="1" style:print-orientation="landscape" fo:margin-top="2.54cm" fo:margin-bottom="2.54cm" fo:margin-left="2.54cm" fo:margin-right="2.54cm" style:writing-mode="lr-tb" style:layout-grid-color="#c0c0c0" style:layout-grid-lines="2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3" table:style-name="Tabel3">
          <table:table-column table:style-name="Tabel3.A"/>
          <table:table-column table:style-name="Tabel3.B"/>
          <table:table-row table:style-name="Tabel3.1">
            <table:table-cell table:style-name="Tabel3.A1" office:value-type="string">
              <text:p text:style-name="Standard"><text:span text:style-name="MT1"><text:subject/></text:span> <text:s/>Test<text:span text:style-name="MT2">s</text:span>cript</text:p>
            </table:table-cell>
            <table:table-cell table:style-name="Tabel3.B1" office:value-type="string">
              <text:p text:style-name="MP1"><text:s/></text:p>
            </table:table-cell>
          </table:table-row>
          <table:table-row table:style-name="Tabel3.1">
            <table:table-cell table:style-name="Tabel3.A1" office:value-type="string">
              <text:p text:style-name="MP2"><text:span text:style-name="MT3">MijnAutokosten.nl Mobiele app</text:span></text:p>
            </table:table-cell>
            <table:table-cell table:style-name="Tabel3.B1" office:value-type="string">
              <text:p text:style-name="Standard"><text:s text:c="2"/>Date: <text:s/><text:span text:style-name="MT3">30-12-2013</text:span></text:p>
            </table:table-cell>
          </table:table-row>
        </table:table>
        <text:p text:style-name="MP3"/>
      </style:header>
      <style:footer>
        <text:p text:style-name="MP4"><draw:frame draw:style-name="Mfr1" draw:name="Frame1" text:anchor-type="paragraph" svg:x="23.957cm" svg:y="-0.004cm" svg:width="1.393cm" draw:z-index="1"><draw:text-box fo:min-height="0.058cm"><text:p text:style-name="MP5"><text:span text:style-name="Page_20_Number"><text:page-number text:select-page="current">2</text:page-number></text:span><text:span text:style-name="Page_20_Number"> of </text:span><text:span text:style-name="Page_20_Number"><text:page-count style:num-format="1">2</text:page-count></text:span></text:p></draw:text-box></draw:frame><text:line-break/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Eerst_20_1_20_converteren" style:display-name="Eerst 1 converteren" style:page-layout-name="Mpm2" style:next-style-name="_31__20_converteren">
      <style:header>
        <text:p text:style-name="Header"/>
      </style:header>
      <style:footer>
        <text:p text:style-name="Footer"/>
      </style:footer>
    </style:master-page>
    <style:master-page style:name="_31__20_converteren" style:display-name="1 converteren" style:page-layout-name="Mpm1">
      <style:header>
        <table:table table:name="Tabel4" table:style-name="Tabel4">
          <table:table-column table:style-name="Tabel4.A"/>
          <table:table-column table:style-name="Tabel4.B"/>
          <table:table-row table:style-name="Tabel4.1">
            <table:table-cell table:style-name="Tabel4.A1" office:value-type="string">
              <text:p text:style-name="Standard"><text:span text:style-name="MT1"><text:subject/></text:span> <text:s/>Test Script</text:p>
            </table:table-cell>
            <table:table-cell table:style-name="Tabel4.B1" office:value-type="string">
              <text:p text:style-name="MP1"><text:s/></text:p>
            </table:table-cell>
          </table:table-row>
          <table:table-row table:style-name="Tabel4.1">
            <table:table-cell table:style-name="Tabel4.A1" office:value-type="string">
              <text:p text:style-name="Standard">&lt;Test Name&gt;</text:p>
            </table:table-cell>
            <table:table-cell table:style-name="Tabel4.B1" office:value-type="string">
              <text:p text:style-name="Standard"><text:s text:c="2"/>Date: <text:s/>&lt;dd/mmm/yy&gt;</text:p>
            </table:table-cell>
          </table:table-row>
        </table:table>
        <text:p text:style-name="MP3"/>
      </style:header>
      <style:footer>
        <text:p text:style-name="MP4"><draw:frame draw:style-name="Mfr1" draw:name="Frame2" text:anchor-type="paragraph" svg:x="23.957cm" svg:y="-0.004cm" svg:width="1.393cm" draw:z-index="0"><draw:text-box fo:min-height="0.058cm"><text:p text:style-name="MP5"><text:span text:style-name="Page_20_Number"><text:page-number text:select-page="current"/></text:span><text:span text:style-name="Page_20_Number"> of </text:span><text:span text:style-name="Page_20_Number"><text:page-count style:num-format="1">2</text:page-count></text:span></text:p></draw:text-box></draw:frame><text:line-break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st Script</dc:title>
    <meta:creation-date>2013-12-28T00:18:10</meta:creation-date>
    <dc:date>2013-12-30T21:21:54</dc:date>
    <meta:print-date>2003-10-06T08:49:00</meta:print-date>
    <meta:editing-cycles>11</meta:editing-cycles>
    <meta:editing-duration>PT10H3M19S</meta:editing-duration>
    <meta:generator>LibreOffice/4.0.3.3$Linux_x86 LibreOffice_project/400m0$Build-3</meta:generator>
    <meta:document-statistic meta:table-count="3" meta:image-count="0" meta:object-count="0" meta:page-count="2" meta:paragraph-count="51" meta:word-count="161" meta:character-count="1158" meta:non-whitespace-character-count="1028"/>
  </office:meta>
</office:document-meta>
</file>